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b49df" officeooo:paragraph-rsid="000b49df"/>
    </style:style>
    <style:style style:name="P3" style:family="paragraph" style:parent-style-name="Standard">
      <style:paragraph-properties fo:break-before="column"/>
      <style:text-properties officeooo:rsid="000b49df" officeooo:paragraph-rsid="000b49df"/>
    </style:style>
    <style:style style:name="P4" style:family="paragraph" style:parent-style-name="Standard" style:master-page-name="Landscape">
      <style:paragraph-properties style:page-number="5" fo:break-before="auto" fo:break-after="auto"/>
      <style:text-properties officeooo:rsid="000b49df" officeooo:paragraph-rsid="000b49df"/>
    </style:style>
    <style:style style:name="P5" style:family="paragraph" style:parent-style-name="Standard">
      <style:paragraph-properties fo:break-before="page"/>
      <style:text-properties officeooo:rsid="000d41f2" officeooo:paragraph-rsid="000d41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</text:p>
      <text:p text:style-name="P3">B</text:p>
      <text:p text:style-name="P4">C</text:p>
      <text:p text:style-name="P5">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</style:master-page>
    <style:master-page style:name="Landscape" style:page-layout-name="Mpm2" draw:style-name="Mdp1">
      <style:footer>
        <text:p text:style-name="MP1"><text:bookmark-start text:name="PageNumWizard_FOOTER_Landscape2"/><text:page-number text:select-page="current">6</text:page-number><text:bookmark-end text:name="PageNumWizard_FOOTER_Landscape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07:05:42.659000000</meta:creation-date>
    <dc:date>2024-11-19T07:13:01.115000000</dc:date>
    <meta:editing-duration>PT4M57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4" meta:paragraph-count="6" meta:word-count="6" meta:character-count="6" meta:non-whitespace-character-count="6"/>
  </office:meta>
</office:document-meta>
</file>